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3" table:number-columns-repeated="7"/>
          <table:table-cell table:style-name="ce4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 table:number-rows-repeated="19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.10.2024</text:date>, <text:time>08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5S</meta:editing-duration>
    <meta:editing-cycles>4</meta:editing-cycles>
    <meta:generator>OpenOffice/4.1.15$Win32 OpenOffice.org_project/4115m2$Build-9813</meta:generator>
    <dc:date>2024-10-31T08:39:31.75</dc:date>
    <dc:creator>Paweł Dimitriu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